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bc97dfef1f105d2908b7570bffe65ce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25324b589bb44f0ff9f1c97bcbb10ff7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25324b589bb44f0ff9f1c97bcbb10ff7">
       <text:span text:style-name="T_a166147084ec7151ebf561247f08d94a">Receiver 6th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bc97dfef1f105d2908b7570bffe65ced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27:45.000</dc:date>
    <dc:description>Sample 07 Description</dc:description>
    <dc:subject>Sample 07 Subject</dc:subject>
    <dc:title>Sample 07 Title</dc:title>
    <meta:creation-date>2015-04-16T02:27:45.000</meta:creation-date>
    <meta:initial-creator>HAT Developer</meta:initial-creator>
    <meta:keyword>office 2007 openxml libreoffice odt php</meta:keyword>
  </office:meta>
</office:document-meta>
</file>